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a89d" officeooo:paragraph-rsid="000ca89d"/>
    </style:style>
    <style:style style:name="P2" style:family="paragraph" style:parent-style-name="Standard" style:list-style-name="L1">
      <style:paragraph-properties fo:text-align="center" style:justify-single-word="false"/>
      <style:text-properties officeooo:rsid="000e1e14" officeooo:paragraph-rsid="000e1e14"/>
    </style:style>
    <style:style style:name="P3" style:family="paragraph" style:parent-style-name="Standard" style:list-style-name="L1">
      <style:paragraph-properties fo:text-align="start" style:justify-single-word="false"/>
      <style:text-properties officeooo:rsid="000e1e14" officeooo:paragraph-rsid="000e1e14"/>
    </style:style>
    <style:style style:name="P4" style:family="paragraph" style:parent-style-name="Standard">
      <style:paragraph-properties fo:text-align="start" style:justify-single-word="false"/>
      <style:text-properties officeooo:rsid="000e1e14" officeooo:paragraph-rsid="000e1e14"/>
    </style:style>
    <style:style style:name="P5" style:family="paragraph" style:parent-style-name="Standard" style:list-style-name="L1">
      <style:paragraph-properties fo:text-align="start" style:justify-single-word="false"/>
      <style:text-properties officeooo:rsid="0015af7e" officeooo:paragraph-rsid="0015af7e"/>
    </style:style>
    <style:style style:name="P6" style:family="paragraph" style:parent-style-name="Text_20_body" style:list-style-name="L3">
      <style:text-properties officeooo:rsid="00144c8c" officeooo:paragraph-rsid="00144c8c"/>
    </style:style>
    <style:style style:name="P7" style:family="paragraph" style:parent-style-name="Text_20_body">
      <style:text-properties officeooo:rsid="0015af7e" officeooo:paragraph-rsid="0015af7e"/>
    </style:style>
    <style:style style:name="P8" style:family="paragraph" style:parent-style-name="Text_20_body">
      <style:text-properties officeooo:rsid="0016ea29" officeooo:paragraph-rsid="0016ea29"/>
    </style:style>
    <style:style style:name="P9" style:family="paragraph" style:parent-style-name="Text_20_body">
      <style:text-properties officeooo:rsid="00182b0e" officeooo:paragraph-rsid="00182b0e"/>
    </style:style>
    <style:style style:name="P10" style:family="paragraph" style:parent-style-name="Text_20_body">
      <style:text-properties fo:font-style="italic" officeooo:rsid="00182b0e" officeooo:paragraph-rsid="00182b0e" style:font-style-asian="italic" style:font-style-complex="italic"/>
    </style:style>
    <style:style style:name="P11" style:family="paragraph" style:parent-style-name="Contents_20_Heading">
      <style:paragraph-properties fo:break-before="page"/>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officeooo:paragraph-rsid="00182b0e"/>
    </style:style>
    <style:style style:name="P14" style:family="paragraph" style:parent-style-name="Heading_20_2">
      <style:text-properties officeooo:rsid="00144c8c" officeooo:paragraph-rsid="00144c8c"/>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02d3f"/>
    </style:style>
    <style:style style:name="T2" style:family="text">
      <style:text-properties officeooo:rsid="0011aaa2"/>
    </style:style>
    <style:style style:name="T3" style:family="text">
      <style:text-properties officeooo:rsid="00123f6f"/>
    </style:style>
    <style:style style:name="T4" style:family="text">
      <style:text-properties officeooo:rsid="0016ea29"/>
    </style:style>
    <style:style style:name="T5" style:family="text">
      <style:text-properties officeooo:rsid="00182b0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 Complexity Analysis </text:p>
      <text:p text:style-name="P1">and Optimisation of a </text:p>
      <text:p text:style-name="P1">Greedy Search implementation</text:p>
      <text:p text:style-name="P1"/>
      <text:p text:style-name="P1">Brock York</text:p>
      <text:h text:style-name="P12" text:outline-level="2"><text:bookmark-start text:name="__RefHeading__106_736765831"/><text:s/>Abstract<text:bookmark-end text:name="__RefHeading__106_736765831"/></text:h>
      <text:list xml:id="list6546130340531684724" text:style-name="L1">
        <text:list-header>
          <text:p text:style-name="P3">This is to document my attempt at calculating the Time complexity <text:s/>of my implementation of the greedy search algorithm on a graph, which was part of an assignment for my Artificial and Machine Intelligence unit. I chose to do this because I wanted to exercise <text:span text:style-name="T2">and test</text:span> my knowledge on algorithm analysis and put it to practical use. I knew that my implementation was quite slow and that huge gains could be easily achieved in this project. The following is my findings on how to improve my implementation of greedy search. It was also a great way for me to learn to profile code since I have never been <text:span text:style-name="T1">taught</text:span> nor covered it previously. I'm hoping to find a corolation between the running time of my code in the profiler and the time complexity of the code. <text:span text:style-name="T2">Other then the bleatingly obvious inefficiencies in my code I'm hoping that changing data structures or experimenting with implementations will yield a more efficient graph searching implementation.</text:span></text:p>
          <text:p text:style-name="P5"><text:span text:style-name="T2">I</text:span>'m currently a third year Computer Science student of Curtin University.</text:p>
        </text:list-header>
      </text:list>
      <text:p text:style-name="P4"/>
      <text:h text:style-name="P14" text:outline-level="2"><text:span text:style-name="T2"><text:s/>Changelog</text:span></text:h>
      <text:list xml:id="list6465973582359937316" text:style-name="L3">
        <text:list-header>
          <text:p text:style-name="P6"><text:span text:style-name="T2">0.</text:span>1 Draft</text:p>
        </text:list-header>
        <text:list-item>
          <text:p text:style-name="P6">Initial layout of document and filling in areas that I currently can</text:p>
        </text:list-item>
        <text:list-item>
          <text:p text:style-name="P6">Initial abstract created</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5"><text:a xlink:type="simple" xlink:href="#__RefHeading__106_736765831" text:style-name="Index_20_Link" text:visited-style-name="Index_20_Link">1 Abstract<text:tab/>2</text:a></text:p>
        </text:index-body>
      </text:table-of-content>
      <text:list xml:id="list234036068396322" text:continue-list="list6546130340531684724" text:style-name="L1">
        <text:list-header>
          <text:p text:style-name="P2"/>
        </text:list-header>
      </text:list>
      <text:h text:style-name="P12" text:outline-level="2"><text:s/><text:span text:style-name="T3">Introduction</text:span></text:h>
      <text:p text:style-name="P7"><text:span text:style-name="T3">T</text:span>his project started with the idea of how do I profile code and improve the running time of it. <text:s/>It also stemmed from the fact that I knew my Artificial and Machine Intelligence assignment (which I really enjoyed working on) was really quite inefficient. It was also quite a large project, but not to large it would become unmanageable for a current university student to work through.</text:p>
      <text:p text:style-name="P7"/>
      <text:p text:style-name="P7">Not only did I want to do code profiling I also wanted to apply the skills I had learnt about Time Complexity analysis on a real world test bed. This way I can test my profiling against my algorithm time complexity analysis. Then design better and faster algorithm for the task or apply a new datastructure.</text:p>
      <text:p text:style-name="P7"/>
      <text:p text:style-name="P7">First I needed some code to work on, it needed to be my own so that way I would know the innards without having to spend hours on end just learning what it did. This also ment that I could learn lessons on how to better implement my code in the future.</text:p>
      <text:p text:style-name="P7"/>
      <text:p text:style-name="P7">As previously stated the code I am working on <text:span text:style-name="T4">was a previous units assignment. The assignment was to implement three different search algorithms. The searches needed to loaded a graph from a text file then search the given graph graph for a given start and end node. The assignment was written in C++ on a Linux machine. Since I use Linux as my main OS and the assignment was required to run on Linux machines for the tests.</text:span></text:p>
      <text:p text:style-name="P7"/>
      <text:p text:style-name="P8">This document is to cover my findings as I analyse my codes time complexity and the improvements I find as I improve my algorithms. Comparing the speed of the algorithms time complexity and real worlds trials on my computer.</text:p>
      <text:p text:style-name="P8"/>
      <text:p text:style-name="P8"/>
      <text:h text:style-name="P12" text:outline-level="2"><text:s/><text:span text:style-name="T5">Fixing leaks before anything could happen</text:span></text:h>
      <text:p text:style-name="P8">The first thing required was to fix the leaking memory from the LinkedList class. <text:span text:style-name="T5">I had known that it was leaking from the beginning but it wasn't a assessable item and I ran out of time (Terrible practise I know, but I am learning). I had a hunch at what the problem was and that was when I was copying a linked list by using the “=” operator it wasn't duplicating the nodes within the list. My knowledge of C++ is very little so my linked list implementation was some aweful hybrid between C and C++ so it's was partially object oriented.</text:span></text:p>
      <text:p text:style-name="P8"/>
      <text:p text:style-name="P9">I had guessed and in the end was correct that the implicit copy operator was only doing a member wise copy and copying the pointers. This ment that when I tried to free a list it would destroy the copy as well which was why I got all kinds of weird memory errors and had to leave the destructor empty and not free any of my heap memory nodes.</text:p>
      <text:p text:style-name="P9"/>
      <text:p text:style-name="P9">After much searching of stack overflow on C++ copying objects and bashing at code (Programming by Coincidence, even more terrible I know) I had got my Assignment to not leak memory terribly.</text:p>
      <text:p text:style-name="P9"/>
      <text:p text:style-name="P9">The problem was that the compiler being the amazingly helpful bugger it is, was automatically creating a copy assignment function for me, which ment I really wasn't sure what function was being called when something like the following happened</text:p>
      <text:p text:style-name="P9"/>
      <text:p text:style-name="P10">newList = myOtherList</text:p>
      <text:p text:style-name="P10"/>
      <text:p text:style-name="P10">Also because my LinkedList is implemented using pointers from one node </text:p>
      <text:p text:style-name="P10"/>
      <text:h text:style-name="P13" text:outline-level="2"><text:span text:style-name="T4">In the beginning there was a inefficient algorithm</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n" fo:country="AU" style:letter-kerning="true" style:font-name-asian="Liberation Sans2"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AU" style:letter-kerning="true" style:font-name-asian="Liberation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style:font-name-asian="Liberation Sans2"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14:05:35.958639196</meta:creation-date>
    <meta:generator>LibreOffice/4.1.1.2$Linux_X86_64 LibreOffice_project/410m0$Build-2</meta:generator>
    <dc:date>2013-10-06T23:40:35.152741502</dc:date>
    <meta:editing-duration>PT3H9M43S</meta:editing-duration>
    <meta:editing-cycles>8</meta:editing-cycles>
    <meta:document-statistic meta:table-count="0" meta:image-count="0" meta:object-count="0" meta:page-count="6" meta:paragraph-count="27" meta:word-count="783" meta:character-count="4375" meta:non-whitespace-character-count="3618"/>
  </office:meta>
</office:document-meta>
</file>